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812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812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80f7" officeooo:paragraph-rsid="001780f7"/>
    </style:style>
    <style:style style:name="P2" style:family="paragraph" style:parent-style-name="Table_20_Contents">
      <style:paragraph-properties fo:text-align="center" style:justify-single-word="false"/>
      <style:text-properties officeooo:rsid="001780f7" officeooo:paragraph-rsid="001780f7"/>
    </style:style>
    <style:style style:name="P3" style:family="paragraph" style:parent-style-name="Table_20_Contents">
      <style:text-properties officeooo:rsid="0017f47c" officeooo:paragraph-rsid="0017f47c"/>
    </style:style>
    <style:style style:name="P4" style:family="paragraph" style:parent-style-name="Table_20_Contents">
      <style:paragraph-properties fo:text-align="center" style:justify-single-word="false"/>
      <style:text-properties officeooo:rsid="0017f47c" officeooo:paragraph-rsid="0017f47c"/>
    </style:style>
    <style:style style:name="P5" style:family="paragraph" style:parent-style-name="Table_20_Contents">
      <style:text-properties officeooo:rsid="001d6d22" officeooo:paragraph-rsid="001d6d22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5b1b0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780f7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1780f7" officeooo:paragraph-rsid="001780f7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7f47c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1c2899" officeooo:paragraph-rsid="001d48db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d48db" officeooo:paragraph-rsid="001d48db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d6d22" officeooo:paragraph-rsid="001d6d2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80f7"/>
    </style:style>
    <style:style style:name="T3" style:family="text">
      <style:text-properties officeooo:rsid="0017f47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f47c" style:font-weight-asian="bold" style:font-weight-complex="bold"/>
    </style:style>
    <style:style style:name="T6" style:family="text">
      <style:text-properties fo:font-weight="bold" officeooo:rsid="001780f7" style:font-weight-asian="bold" style:font-weight-complex="bold"/>
    </style:style>
    <style:style style:name="T7" style:family="text">
      <style:text-properties officeooo:rsid="001d48d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80f7" style:font-weight-asian="normal" style:font-weight-complex="normal"/>
    </style:style>
    <style:style style:name="T10" style:family="text">
      <style:text-properties fo:font-weight="normal" officeooo:rsid="001d48db" style:font-weight-asian="normal" style:font-weight-complex="normal"/>
    </style:style>
    <style:style style:name="T11" style:family="text">
      <style:text-properties officeooo:rsid="001fadd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[Questions]</text:span></text:span></text:p>
      <text:p text:style-name="P6">1. Convert signed binary to decimal</text:p>
      <text:p text:style-name="P8">0111 0110 <text:span text:style-name="T3">=</text:span></text:p>
      <text:p text:style-name="P8"><text:span text:style-name="T2">(0 * 2^0) + <text:s/>(1 * 2^1) + (1 * 2^2) + (0 * 2^3) + (1 * 2^4) + (1 * 2^5) + (1 * 2^6) + (0 * 2^7) </text:span></text:p>
      <text:p text:style-name="P8"/>
      <text:p text:style-name="P8"><text:span text:style-name="T7">= 64 + 32 + 16 + 4 + 2 </text:span>= <text:span text:style-name="T4">118</text:span></text:p>
      <text:p text:style-name="P8"/>
      <text:p text:style-name="P10">1001 0001 <text:span text:style-name="T3">=</text:span></text:p>
      <text:p text:style-name="P11"><text:span text:style-name="T9">(-</text:span><text:span text:style-name="T8">1</text:span><text:span text:style-name="T9"> * 2^7) </text:span><text:span text:style-name="T10">+ </text:span><text:span text:style-name="T9">(</text:span><text:span text:style-name="T8">0</text:span><text:span text:style-name="T9"> * 2^6) + (</text:span><text:span text:style-name="T8">0</text:span><text:span text:style-name="T9"> * 2^5) + (</text:span><text:span text:style-name="T10">1</text:span><text:span text:style-name="T9"> * 2^4) + (</text:span><text:span text:style-name="T10">0</text:span><text:span text:style-name="T9"> * 2^3) + (</text:span><text:span text:style-name="T8">0</text:span><text:span text:style-name="T9"> * 2^2) + (</text:span><text:span text:style-name="T8">0</text:span><text:span text:style-name="T9"> * 2^1) + (</text:span><text:span text:style-name="T8">1</text:span><text:span text:style-name="T9"> * 2^0)</text:span><text:span text:style-name="T6"> <text:s text:c="4"/></text:span></text:p>
      <text:p text:style-name="P11"><text:span text:style-name="T6"/></text:p>
      <text:p text:style-name="P12"><text:span text:style-name="T6">= </text:span><text:span text:style-name="T9">-</text:span><text:span text:style-name="T8">128 + 16 + 1 </text:span><text:span text:style-name="T4">= -111</text:span></text:p>
      <text:p text:style-name="P12"><text:span text:style-name="T4"/></text:p>
      <text:p text:style-name="P6">2. Convert signed decimal to binary</text:p>
      <text:p text:style-name="P8">98 </text:p>
      <text:p text:style-name="P9"><text:s text:c="3"/>Quotient<text:tab/>Remainder</text:p>
      <table:table table:name="Table1" table:style-name="Table1">
        <table:table-column table:style-name="Table1.A"/>
        <table:table-column table:style-name="Table1.B"/>
        <table:table-row table:style-name="TableLine94751613667312">
          <table:table-cell table:style-name="Table1.A1" office:value-type="string">
            <text:p text:style-name="P1">98 / 2 = <text:s/><text:span text:style-name="T3">49</text:span></text:p>
          </table:table-cell>
          <table:table-cell table:style-name="Table1.B1" office:value-type="string">
            <text:p text:style-name="P2">0</text:p>
          </table:table-cell>
        </table:table-row>
        <table:table-row table:style-name="TableLine94751613667312">
          <table:table-cell table:style-name="Table1.A2" office:value-type="string">
            <text:p text:style-name="P3">49 / 2 = 24</text:p>
          </table:table-cell>
          <table:table-cell table:style-name="Table1.B2" office:value-type="string">
            <text:p text:style-name="P4">1</text:p>
          </table:table-cell>
        </table:table-row>
        <table:table-row table:style-name="TableLine94751613667312">
          <table:table-cell table:style-name="Table1.A2" office:value-type="string">
            <text:p text:style-name="P3">24 / 2 = 12</text:p>
          </table:table-cell>
          <table:table-cell table:style-name="Table1.B2" office:value-type="string">
            <text:p text:style-name="P4">0</text:p>
          </table:table-cell>
        </table:table-row>
        <table:table-row table:style-name="TableLine94751613667312">
          <table:table-cell table:style-name="Table1.A2" office:value-type="string">
            <text:p text:style-name="P3">12 / 2 = 6</text:p>
          </table:table-cell>
          <table:table-cell table:style-name="Table1.B2" office:value-type="string">
            <text:p text:style-name="P4">0</text:p>
          </table:table-cell>
        </table:table-row>
        <table:table-row table:style-name="TableLine94751613667312">
          <table:table-cell table:style-name="Table1.A2" office:value-type="string">
            <text:p text:style-name="P3">6 / 2 = 3</text:p>
          </table:table-cell>
          <table:table-cell table:style-name="Table1.B2" office:value-type="string">
            <text:p text:style-name="P4">0</text:p>
          </table:table-cell>
        </table:table-row>
        <table:table-row table:style-name="TableLine94751613667312">
          <table:table-cell table:style-name="Table1.A2" office:value-type="string">
            <text:p text:style-name="P3">3 / 2 = 1</text:p>
          </table:table-cell>
          <table:table-cell table:style-name="Table1.B2" office:value-type="string">
            <text:p text:style-name="P4">1</text:p>
          </table:table-cell>
        </table:table-row>
        <table:table-row table:style-name="TableLine94751613667312">
          <table:table-cell table:style-name="Table1.A2" office:value-type="string">
            <text:p text:style-name="P3">1 / 1 </text:p>
          </table:table-cell>
          <table:table-cell table:style-name="Table1.B2" office:value-type="string">
            <text:p text:style-name="P4">1</text:p>
          </table:table-cell>
        </table:table-row>
      </table:table>
      <text:p text:style-name="P8"/>
      <text:p text:style-name="P8">= <text:span text:style-name="T5">0</text:span><text:span text:style-name="T6">110 0010</text:span></text:p>
      <text:p text:style-name="P8"><text:span text:style-name="T6"/></text:p>
      <text:p text:style-name="P6">- 46</text:p>
      <table:table table:name="Table2" table:style-name="Table2">
        <table:table-column table:style-name="Table2.A"/>
        <table:table-column table:style-name="Table2.B"/>
        <table:table-row table:style-name="TableLine94751642401568">
          <table:table-cell table:style-name="Table2.A1" office:value-type="string">
            <text:p text:style-name="P5">46 / 2 = 23 </text:p>
          </table:table-cell>
          <table:table-cell table:style-name="Table2.B1" office:value-type="string">
            <text:p text:style-name="P5">0</text:p>
          </table:table-cell>
        </table:table-row>
        <table:table-row table:style-name="TableLine94751642401568">
          <table:table-cell table:style-name="Table2.A2" office:value-type="string">
            <text:p text:style-name="P5">23 / 2 = 11</text:p>
          </table:table-cell>
          <table:table-cell table:style-name="Table2.B2" office:value-type="string">
            <text:p text:style-name="P5">1</text:p>
          </table:table-cell>
        </table:table-row>
        <table:table-row table:style-name="TableLine94751642401568">
          <table:table-cell table:style-name="Table2.A2" office:value-type="string">
            <text:p text:style-name="P5">11 / 2 = 5</text:p>
          </table:table-cell>
          <table:table-cell table:style-name="Table2.B2" office:value-type="string">
            <text:p text:style-name="P5">1</text:p>
          </table:table-cell>
        </table:table-row>
        <table:table-row table:style-name="TableLine94751642401568">
          <table:table-cell table:style-name="Table2.A2" office:value-type="string">
            <text:p text:style-name="P5">5 / 2 = 4</text:p>
          </table:table-cell>
          <table:table-cell table:style-name="Table2.B2" office:value-type="string">
            <text:p text:style-name="P5">1</text:p>
          </table:table-cell>
        </table:table-row>
        <table:table-row table:style-name="TableLine94751642401568">
          <table:table-cell table:style-name="Table2.A2" office:value-type="string">
            <text:p text:style-name="P5">4 / 2 = 2</text:p>
          </table:table-cell>
          <table:table-cell table:style-name="Table2.B2" office:value-type="string">
            <text:p text:style-name="P5">0</text:p>
          </table:table-cell>
        </table:table-row>
        <table:table-row table:style-name="TableLine94751642401568">
          <table:table-cell table:style-name="Table2.A2" office:value-type="string">
            <text:p text:style-name="P5">2 / 2 = 1 </text:p>
          </table:table-cell>
          <table:table-cell table:style-name="Table2.B2" office:value-type="string">
            <text:p text:style-name="P5">0</text:p>
          </table:table-cell>
        </table:table-row>
        <table:table-row table:style-name="TableLine94751642401568">
          <table:table-cell table:style-name="Table2.A2" office:value-type="string">
            <text:p text:style-name="P5">1 / 2 = 0</text:p>
          </table:table-cell>
          <table:table-cell table:style-name="Table2.B2" office:value-type="string">
            <text:p text:style-name="P5">1</text:p>
          </table:table-cell>
        </table:table-row>
      </table:table>
      <text:p text:style-name="P6"/>
      <text:p text:style-name="P13">0100 1110 → 10110001 + 1 = <text:span text:style-name="T4">10110010</text:span></text:p>
      <text:p text:style-name="P6"/>
      <text:p text:style-name="P7">3. Convert signed decimal to hexadecimal</text:p>
      <text:p text:style-name="P7">105</text:p>
      <text:p text:style-name="P6">- 82</text:p>
      <text:p text:style-name="P6"><text:soft-page-break/>4. Convert signed hexadecimal to decimal</text:p>
      <text:p text:style-name="P6">3456 <text:span text:style-name="T11">= (3 * 16^3) + (4 * 16^2) + (5 * 16^1) + (6 * 16^0) = </text:span></text:p>
      <text:p text:style-name="P6">A82C</text:p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09:49:03.735806626</meta:creation-date>
    <dc:date>2022-02-01T14:00:43.221674311</dc:date>
    <meta:editing-duration>PT39M24S</meta:editing-duration>
    <meta:editing-cycles>4</meta:editing-cycles>
    <meta:generator>LibreOffice/7.2.5.2.0$Linux_X86_64 LibreOffice_project/20$Build-2</meta:generator>
    <meta:document-statistic meta:table-count="2" meta:image-count="0" meta:object-count="0" meta:page-count="2" meta:paragraph-count="48" meta:word-count="233" meta:character-count="723" meta:non-whitespace-character-count="522"/>
  </office:meta>
</office:document-meta>
</file>